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 no longer makes any sense. Nothing is being accomplished. There is only dead silence from the water ministry. For weeks! If we don't soon have concrete plans with the Russians, we can definitely write off our business.</text:p>
      <text:p text:style-name="Standard"/>
      <text:p text:style-name="Standard">One step at a time. You know yourself that things g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3T21:20:51</meta:creation-date>
    <dc:date>2009-08-23T21:43:34</dc:date>
    <meta:editing-duration>PT00H22M44S</meta:editing-duration>
    <meta:editing-cycles>2</meta:editing-cycles>
    <meta:generator>OpenOffice.org/3.0$Linux OpenOffice.org_project/300m15$Build-9379</meta:generator>
    <meta:document-statistic meta:table-count="0" meta:image-count="0" meta:object-count="0" meta:page-count="1" meta:paragraph-count="2" meta:word-count="49" meta:character-count="274"/>
    <meta:user-defined meta:name="Info 1"/>
    <meta:user-defined meta:name="Info 2"/>
    <meta:user-defined meta:name="Info 3"/>
    <meta:user-defined meta:name="Info 4"/>
  </office:meta>
</office:document-meta>
</file>